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lyphID</text:p>
          </table:table-cell>
          <table:table-cell office:value-type="string" calcext:value-type="string">
            <text:p>SimpleChar</text:p>
          </table:table-cell>
          <table:table-cell office:value-type="string" calcext:value-type="string">
            <text:p>GlyphSet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formula="of:=COM.MICROSOFT.CONCAT(&quot;G&quot;;[.A2];&quot;.png&quot;)" office:value-type="string" office:string-value="G0.png" calcext:value-type="string">
            <text:p>G0.png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COM.MICROSOFT.CONCAT(&quot;G&quot;;[.A3];&quot;.png&quot;)" office:value-type="string" office:string-value="G1.png" calcext:value-type="string">
            <text:p>G1.p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formula="of:=COM.MICROSOFT.CONCAT(&quot;G&quot;;[.A4];&quot;.png&quot;)" office:value-type="string" office:string-value="G2.png" calcext:value-type="string">
            <text:p>G2.pn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formula="of:=COM.MICROSOFT.CONCAT(&quot;G&quot;;[.A5];&quot;.png&quot;)" office:value-type="string" office:string-value="G3.png" calcext:value-type="string">
            <text:p>G3.pn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formula="of:=COM.MICROSOFT.CONCAT(&quot;G&quot;;[.A6];&quot;.png&quot;)" office:value-type="string" office:string-value="G4.png" calcext:value-type="string">
            <text:p>G4.pn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M.MICROSOFT.CONCAT(&quot;G&quot;;[.A7];&quot;.png&quot;)" office:value-type="string" office:string-value="G5.png" calcext:value-type="string">
            <text:p>G5.pn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COM.MICROSOFT.CONCAT(&quot;G&quot;;[.A8];&quot;.png&quot;)" office:value-type="string" office:string-value="G6.png" calcext:value-type="string">
            <text:p>G6.png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COM.MICROSOFT.CONCAT(&quot;G&quot;;[.A9];&quot;.png&quot;)" office:value-type="string" office:string-value="G7.png" calcext:value-type="string">
            <text:p>G7.png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COM.MICROSOFT.CONCAT(&quot;G&quot;;[.A10];&quot;.png&quot;)" office:value-type="string" office:string-value="G8.png" calcext:value-type="string">
            <text:p>G8.pn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COM.MICROSOFT.CONCAT(&quot;G&quot;;[.A11];&quot;.png&quot;)" office:value-type="string" office:string-value="G9.png" calcext:value-type="string">
            <text:p>G9.png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formula="of:=COM.MICROSOFT.CONCAT(&quot;G&quot;;[.A12];&quot;.png&quot;)" office:value-type="string" office:string-value="G10.png" calcext:value-type="string">
            <text:p>G10.png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formula="of:=COM.MICROSOFT.CONCAT(&quot;G&quot;;[.A13];&quot;.png&quot;)" office:value-type="string" office:string-value="G11.png" calcext:value-type="string">
            <text:p>G11.p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formula="of:=COM.MICROSOFT.CONCAT(&quot;G&quot;;[.A14];&quot;.png&quot;)" office:value-type="string" office:string-value="G12.png" calcext:value-type="string">
            <text:p>G12.pn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formula="of:=COM.MICROSOFT.CONCAT(&quot;G&quot;;[.A15];&quot;.png&quot;)" office:value-type="string" office:string-value="G13.png" calcext:value-type="string">
            <text:p>G13.pn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formula="of:=COM.MICROSOFT.CONCAT(&quot;G&quot;;[.A16];&quot;.png&quot;)" office:value-type="string" office:string-value="G14.png" calcext:value-type="string">
            <text:p>G14.png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formula="of:=COM.MICROSOFT.CONCAT(&quot;G&quot;;[.A17];&quot;.png&quot;)" office:value-type="string" office:string-value="G15.png" calcext:value-type="string">
            <text:p>G15.pn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table:formula="of:=COM.MICROSOFT.CONCAT(&quot;G&quot;;[.A18];&quot;.png&quot;)" office:value-type="string" office:string-value="G16.png" calcext:value-type="string">
            <text:p>G16.pn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table:formula="of:=COM.MICROSOFT.CONCAT(&quot;G&quot;;[.A19];&quot;.png&quot;)" office:value-type="string" office:string-value="G17.png" calcext:value-type="string">
            <text:p>G17.png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table:formula="of:=COM.MICROSOFT.CONCAT(&quot;G&quot;;[.A20];&quot;.png&quot;)" office:value-type="string" office:string-value="G18.png" calcext:value-type="string">
            <text:p>G18.png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</text:p>
          </table:table-cell>
          <table:table-cell table:formula="of:=COM.MICROSOFT.CONCAT(&quot;G&quot;;[.A21];&quot;.png&quot;)" office:value-type="string" office:string-value="G19.png" calcext:value-type="string">
            <text:p>G19.png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</text:p>
          </table:table-cell>
          <table:table-cell table:formula="of:=COM.MICROSOFT.CONCAT(&quot;G&quot;;[.A22];&quot;.png&quot;)" office:value-type="string" office:string-value="G20.png" calcext:value-type="string">
            <text:p>G20.pn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</text:p>
          </table:table-cell>
          <table:table-cell table:formula="of:=COM.MICROSOFT.CONCAT(&quot;G&quot;;[.A23];&quot;.png&quot;)" office:value-type="string" office:string-value="G21.png" calcext:value-type="string">
            <text:p>G21.png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formula="of:=COM.MICROSOFT.CONCAT(&quot;G&quot;;[.A24];&quot;.png&quot;)" office:value-type="string" office:string-value="G22.png" calcext:value-type="string">
            <text:p>G22.png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table:formula="of:=COM.MICROSOFT.CONCAT(&quot;G&quot;;[.A25];&quot;.png&quot;)" office:value-type="string" office:string-value="G23.png" calcext:value-type="string">
            <text:p>G23.png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formula="of:=COM.MICROSOFT.CONCAT(&quot;G&quot;;[.A26];&quot;.png&quot;)" office:value-type="string" office:string-value="G24.png" calcext:value-type="string">
            <text:p>G24.png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table:formula="of:=COM.MICROSOFT.CONCAT(&quot;G&quot;;[.A27];&quot;.png&quot;)" office:value-type="string" office:string-value="G25.png" calcext:value-type="string">
            <text:p>G25.png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</text:p>
          </table:table-cell>
          <table:table-cell table:formula="of:=COM.MICROSOFT.CONCAT(&quot;G&quot;;[.A28];&quot;.png&quot;)" office:value-type="string" office:string-value="G26.png" calcext:value-type="string">
            <text:p>G26.png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table:formula="of:=COM.MICROSOFT.CONCAT(&quot;G&quot;;[.A29];&quot;.png&quot;)" office:value-type="string" office:string-value="G27.png" calcext:value-type="string">
            <text:p>G27.pn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formula="of:=COM.MICROSOFT.CONCAT(&quot;G&quot;;[.A30];&quot;.png&quot;)" office:value-type="string" office:string-value="G28.png" calcext:value-type="string">
            <text:p>G28.png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table:formula="of:=COM.MICROSOFT.CONCAT(&quot;G&quot;;[.A31];&quot;.png&quot;)" office:value-type="string" office:string-value="G29.png" calcext:value-type="string">
            <text:p>G29.png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formula="of:=COM.MICROSOFT.CONCAT(&quot;G&quot;;[.A32];&quot;.png&quot;)" office:value-type="string" office:string-value="G30.png" calcext:value-type="string">
            <text:p>G30.png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</text:p>
          </table:table-cell>
          <table:table-cell table:formula="of:=COM.MICROSOFT.CONCAT(&quot;G&quot;;[.A33];&quot;.png&quot;)" office:value-type="string" office:string-value="G31.png" calcext:value-type="string">
            <text:p>G31.pn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table:formula="of:=COM.MICROSOFT.CONCAT(&quot;G&quot;;[.A34];&quot;.png&quot;)" office:value-type="string" office:string-value="G32.png" calcext:value-type="string">
            <text:p>G32.pn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formula="of:=COM.MICROSOFT.CONCAT(&quot;G&quot;;[.A35];&quot;.png&quot;)" office:value-type="string" office:string-value="G33.png" calcext:value-type="string">
            <text:p>G33.png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COM.MICROSOFT.CONCAT(&quot;G&quot;;[.A36];&quot;.png&quot;)" office:value-type="string" office:string-value="G34.png" calcext:value-type="string">
            <text:p>G34.png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</text:p>
          </table:table-cell>
          <table:table-cell table:formula="of:=COM.MICROSOFT.CONCAT(&quot;G&quot;;[.A37];&quot;.png&quot;)" office:value-type="string" office:string-value="G35.png" calcext:value-type="string">
            <text:p>G35.png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</text:p>
          </table:table-cell>
          <table:table-cell table:formula="of:=COM.MICROSOFT.CONCAT(&quot;G&quot;;[.A38];&quot;.png&quot;)" office:value-type="string" office:string-value="G36.png" calcext:value-type="string">
            <text:p>G36.png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table:formula="of:=COM.MICROSOFT.CONCAT(&quot;G&quot;;[.A39];&quot;.png&quot;)" office:value-type="string" office:string-value="G37.png" calcext:value-type="string">
            <text:p>G37.png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 table:formula="of:=COM.MICROSOFT.CONCAT(&quot;G&quot;;[.A40];&quot;.png&quot;)" office:value-type="string" office:string-value="G38.png" calcext:value-type="string">
            <text:p>G38.pn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+</text:p>
          </table:table-cell>
          <table:table-cell table:formula="of:=COM.MICROSOFT.CONCAT(&quot;G&quot;;[.A41];&quot;.png&quot;)" office:value-type="string" office:string-value="G39.png" calcext:value-type="string">
            <text:p>G39.png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formula="of:=COM.MICROSOFT.CONCAT(&quot;G&quot;;[.A42];&quot;.png&quot;)" office:value-type="string" office:string-value="G40.png" calcext:value-type="string">
            <text:p>G40.png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/</text:p>
          </table:table-cell>
          <table:table-cell table:formula="of:=COM.MICROSOFT.CONCAT(&quot;G&quot;;[.A43];&quot;.png&quot;)" office:value-type="string" office:string-value="G41.png" calcext:value-type="string">
            <text:p>G41.png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table:formula="of:=COM.MICROSOFT.CONCAT(&quot;G&quot;;[.A44];&quot;.png&quot;)" office:value-type="string" office:string-value="G42.png" calcext:value-type="string">
            <text:p>G42.png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^</text:p>
          </table:table-cell>
          <table:table-cell table:formula="of:=COM.MICROSOFT.CONCAT(&quot;G&quot;;[.A45];&quot;.png&quot;)" office:value-type="string" office:string-value="G43.png" calcext:value-type="string">
            <text:p>G43.p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10T09:35:29.332834818</dc:date>
    <meta:editing-duration>PT13M32S</meta:editing-duration>
    <meta:editing-cycles>3</meta:editing-cycles>
    <meta:generator>LibreOffice/6.0.6.2$Linux_X86_64 LibreOffice_project/00m0$Build-2</meta:generator>
    <meta:document-statistic meta:table-count="1" meta:cell-count="131" meta:object-count="0"/>
  </office:meta>
</office:document-meta>
</file>